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pl" fo:country="PL"/>
    </style:style>
    <style:style style:name="P2" style:parent-style-name="Standard" style:family="paragraph">
      <style:text-properties fo:language="pl" fo:country="PL"/>
    </style:style>
    <style:style style:name="P3" style:parent-style-name="Standard" style:family="paragraph">
      <style:text-properties fo:language="pl" fo:country="PL"/>
    </style:style>
    <style:style style:name="P4" style:parent-style-name="Standard" style:family="paragraph">
      <style:text-properties fo:language="pl" fo:country="PL"/>
    </style:style>
    <style:style style:name="P5" style:parent-style-name="Standard" style:family="paragraph">
      <style:text-properties fo:language="pl" fo:country="PL"/>
    </style:style>
    <style:style style:name="P6" style:parent-style-name="Standard" style:family="paragraph">
      <style:text-properties fo:language="pl" fo:country="PL"/>
    </style:style>
    <style:style style:name="P7" style:parent-style-name="Standard" style:family="paragraph">
      <style:paragraph-properties fo:text-align="justify"/>
    </style:style>
    <style:style style:name="T8" style:parent-style-name="Domyślnaczcionkaakapitu" style:family="text">
      <style:text-properties fo:language="pl" fo:country="PL"/>
    </style:style>
    <style:style style:name="T9" style:parent-style-name="Domyślnaczcionkaakapitu" style:family="text">
      <style:text-properties fo:language="pl" fo:country="PL"/>
    </style:style>
    <style:style style:name="T10" style:parent-style-name="Domyślnaczcionkaakapitu" style:family="text">
      <style:text-properties fo:language="pl" fo:country="PL"/>
    </style:style>
    <style:style style:name="P11" style:parent-style-name="Standard" style:family="paragraph">
      <style:text-properties fo:language="pl" fo:country="PL"/>
    </style:style>
    <style:style style:name="P12" style:parent-style-name="Standard" style:family="paragraph">
      <style:paragraph-properties fo:text-align="justify"/>
      <style:text-properties fo:language="pl" fo:country="PL"/>
    </style:style>
    <style:style style:name="P13" style:parent-style-name="Standard" style:family="paragraph">
      <style:text-properties fo:language="pl" fo:country="PL"/>
    </style:style>
    <style:style style:name="P14" style:parent-style-name="Standard" style:family="paragraph">
      <style:text-properties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paragraph-properties fo:text-align="justify"/>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paragraph-properties fo:text-align="justify"/>
      <style:text-properties fo:language="pl" fo:country="PL"/>
    </style:style>
    <style:style style:name="P26" style:parent-style-name="Standard" style:family="paragraph">
      <style:paragraph-properties fo:text-align="justify"/>
      <style:text-properties fo:language="pl" fo:country="PL"/>
    </style:style>
    <style:style style:name="P27" style:parent-style-name="Standard" style:family="paragraph">
      <style:paragraph-properties fo:text-align="justify"/>
      <style:text-properties fo:language="pl" fo:country="PL"/>
    </style:style>
    <style:style style:name="P28" style:parent-style-name="Standard" style:family="paragraph">
      <style:paragraph-properties fo:text-align="justify"/>
      <style:text-properties fo:language="pl" fo:country="PL"/>
    </style:style>
    <style:style style:name="P29" style:parent-style-name="Standard" style:family="paragraph">
      <style:paragraph-properties fo:text-align="justify"/>
      <style:text-properties fo:language="pl" fo:country="PL"/>
    </style:style>
    <style:style style:name="P30" style:parent-style-name="Standard" style:family="paragraph">
      <style:paragraph-properties fo:text-align="justify"/>
      <style:text-properties fo:language="pl" fo:country="PL"/>
    </style:style>
    <style:style style:name="P31" style:parent-style-name="Standard" style:family="paragraph">
      <style:paragraph-properties fo:text-align="justify"/>
      <style:text-properties fo:language="pl" fo:country="PL"/>
    </style:style>
    <style:style style:name="P32" style:parent-style-name="Standard" style:family="paragraph">
      <style:paragraph-properties fo:text-align="justify"/>
      <style:text-properties fo:language="pl" fo:country="PL"/>
    </style:style>
    <style:style style:name="P33" style:parent-style-name="Standard" style:family="paragraph">
      <style:paragraph-properties fo:text-align="justify"/>
      <style:text-properties fo:language="pl" fo:country="PL"/>
    </style:style>
    <style:style style:name="P34" style:parent-style-name="Standard" style:family="paragraph">
      <style:paragraph-properties fo:text-align="justify"/>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paragraph-properties fo:text-align="justify"/>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T45" style:parent-style-name="Domyślnaczcionkaakapitu" style:family="text">
      <style:text-properties fo:language="pl" fo:country="PL"/>
    </style:style>
  </office:automatic-styles>
  <office:body>
    <office:text text:use-soft-page-breaks="true">
      <text:p text:style-name="P1">Projekt Scraper'a – Hurtownie danych</text:p>
      <text:p text:style-name="P2"/>
      <text:p text:style-name="P3">Członkowie projektu: Mikołaj Męderski, Krzysztof Kowalik, Tomasz Nowakowski.</text:p>
      <text:p text:style-name="P4"/>
      <text:p text:style-name="P5"/>
      <text:p text:style-name="P6">Celem projektu jest zaprojetowanie i stworzenie aplikacji pobierającej, konwertującej i zapisującej dane pobrane z<text:s/>wskazanej strony internetowej.</text:p>
      <text:p text:style-name="P7"><text:span text:style-name="T8">Docelową stroną internetową, z której scraper pobierze dane jest OTODOM (</text:span><text:a xlink:href="https://www.otodom.pl/" office:target-frame-name="_top" xlink:show="replace"><text:span text:style-name="T9">https://www.otodom.pl/</text:span></text:a><text:span text:style-name="T10"><text:s/>).</text:span></text:p>
      <text:p text:style-name="P11"/>
      <text:p text:style-name="Standard">Ogólne informacje</text:p>
      <text:p text:style-name="Standard"/>
      <text:p text:style-name="P12">Aplikacja ma za zadanie pobrać dane, przekonwertować je do czytelnego dla niej formatu i zapisać je w zdefiniowanej wcześniej bazie danych. Proces powinien być automatyczny, podzielony odpowiednio na 3 fazy. Faza pierwsza to pobranie interesujących użytkownika danych, w fazie drugiej dane pobrane w fazie pierwszej poddawane są obróbce i sprowadzane do stanu pozwalającego zapisać je do bazy danych, faza trzecia to eliminacja powtarzających sie danych oraz ich zapis do bazy danych. Aplikacja powinna generować raporty przy każdej fazie i zależności od preferencji użytkownika<text:s/>powinna wykonać cały cykl pracy i wygenerować końcowy raport, lub wykonywać następujące po sobie fazy tylko po uprzednim zatwierdzeniu ich przez użytkownika oraz generować raport przy końcu każdej fazy.</text:p>
      <text:p text:style-name="P13"/>
      <text:p text:style-name="P14"/>
      <text:p text:style-name="P15">Wymagania funkcjonalne.</text:p>
      <text:p text:style-name="P16">Opis ogólny.</text:p>
      <text:p text:style-name="P17"/>
      <text:p text:style-name="P18">Aplikacja powinna składać się z trzech modułów opisanych szczegółowo poniżej.</text:p>
      <text:p text:style-name="P19">Pierwszy moduł wybiera stronę internetową, z której to pobierze dane i przygotuje je do następnego kroku. Wygeneruje on też raport ile danych udało mu się pobrać. Drugi moduł podda pobrane dane obróbce w celu konwersji ich do docelowego formatu, dzięki któremu możliwe będzie wprowadzenie danych do bazy danych. Moduł wygeneruje również raport ile danych uległo konwersji. Trzeci moduł usunie powtarzające się dane i zapisze pozostałe dane w bazie danych oraz wygeneruje końcowy raport oraz zestawienie wszystkich trzech raportów.</text:p>
      <text:p text:style-name="P20"/>
      <text:p text:style-name="P21"/>
      <text:p text:style-name="P22"/>
      <text:p text:style-name="P23">Użyte technologie</text:p>
      <text:p text:style-name="P24"/>
      <text:p text:style-name="P25">Aplikacja została podzielona na trzy części technologiczne. Pierwsza z nich odpowiada za interfejs użytkownika, napisana jest przy użyciu technologii frontendowych (JavaScript, HTML5, CSS3). Druga jest częścią<text:s/>wykonawczą. Jest to API napisane przy użyciu języka C#. Odpowiada za pobieranie danych ze strony OTODOM, transformuje dane na docelowy format, oraz komunikuje się z bazą danych. Ostatnia - trzecia to sama baza danych.</text:p>
      <text:p text:style-name="P26"/>
      <text:p text:style-name="P27">Technologie użyte na froncie</text:p>
      <text:p text:style-name="P28"/>
      <text:p text:style-name="P29">Aplikacja po stronie frontendu została stworzona w JavaScript, HTML5 oraz CSS3.<text:s/>W celu optymalizacji<text:s/>oparta jest na bibliotece ReactJS w wersji 16.12.0. W celu budowania aplikacji<text:s/>w wersji produkcyjnej oraz developerskiej<text:s/>używamy WebPack<text:s/>4.41.0 pozwalający tworzyć paczki JavaScript złożone z reużywalnych i łatwo zarządzalnych modułów, możliwych do odczytania przez przeglądarkę dopiero po ich skompilowaniu w jeden plik. Kolejną technologią używa w projekcie jest Babel 7.6.0 pozwalający pisać kod używając najnowszych feature’ow dodanych miedzy innymi<text:s/><text:soft-page-break/>w specyfikacji ES6 oraz nowszych. Kod jest kompliowany do standardów możliwych do odczytania nawet przez starsze przeglądarki.<text:s/>Do wykonania interfejsu użytkownika używamy Material-ui jednej z najpopularniejszych bibliotek UI dedykowanych dla ReactJS. Dodatkowo biblioteka material-ui pozawala na użycie material-table, która<text:s/>zapewnia obsługę wyświetlania tabel<text:s/>w przyjazny dla użytkownika sposób.</text:p>
      <text:p text:style-name="P30"/>
      <text:p text:style-name="P31">Technologie użyte w API</text:p>
      <text:p text:style-name="P32">Aplikacja została napisana w języku C# 6.0 i używa .NET Framework w wersji 4.6.1. Głowną technologia odpowiadającą za komunikacje miedzy interfejsem użytkownika, a API jest ASP.NET Web API w wersji 2.0. Jest to technologia, która używa protokołu http, a dane wysyłane są w formacie JSON. <text:s/>W celu wykonywania operacji scrappingu, użyta została paczka Html Agility Pack (HAP) w wersji 1.11.17. Pomaga ona wyciągać potrzebne dane z dokumentu HTML zawierającego kod strony OTODOM. Po udanej transformacji danych, są one zapisywane do pliku .json, w tym celu użyta została paczka Newtonsof.Json w wersji 12.0.3. Pomaga ona serializować, oraz deserializować obiekty języka C#. Ostatnią technologią użytą w tej części aplikacji jest paczka CsvHelper w wersji 12.2.2, która pozwala eksportować obiekty języka C# do plików .csv.</text:p>
      <text:p text:style-name="P33"/>
      <text:p text:style-name="P34">Technologie użyte w bazie danych…</text:p>
      <text:p text:style-name="P35"/>
      <text:p text:style-name="P36"/>
      <text:p text:style-name="P37">Dokładny opis modułów (to wszystko dopiero jak bedzie więcej funkcjonalności)</text:p>
      <text:p text:style-name="P38"/>
      <text:p text:style-name="P39">Moduł pierwszy - jest on odpowiedzialny za scrappowanie. Aktywowany jest po wysłaniu prośby przez interfejs użytkownika. Aby moduł mógł zadziałać poprawnie, wymagane jest podanie poprawnego adresu URL strony OTODOM, zawierającej wyniki wyszukiwania. Adres ten zapisywany jest jako pole w klasie scrappującej. Następnym krokiem<text:s/>jest wysłanie prośby do serwisu OTODOM, o kod źródłowy strony, do której prowadzi wcześniej wspomniany link URL. Po otrzymaniu odpowiedzi, kod ten przekazywany jest do modułu drugiego (opisanego niżej w tym dokumencie), w celu uzyskania linków URL do pojedynczych ofert, znajdujących się na stronie wyszukiwarki ogłoszeń. Po otrzymaniu listy linków, klasa scrappująca wysyła prośby o kody źródłowe konkretnych ogłoszeń. Próśb tych wysłanych jest tyle, ile ogłoszeń znajdowało się na stronie wyszukiwarki. Ostatnią funkcjonalnością tego modułu jest zapisanie otrzymanych wyników do plików tekstowych, znajdujących się w folderze C:\Users\USER\AppData\Local\Temp (gdzie USER to nazwa użytkownika komputera). Zapis ten odbywa się jedynie wtedy gdy użytkownik wybierze funkcje Extract. Podczas funkcji ETL nie zachodzi potrzeba zapisywania danych do zewnętrznych plików. Dane zapisane w plikach tekstowych mogą następnie zostać odczytane przez moduł drugi, podczas transformacji.</text:p>
      <text:p text:style-name="P40"/>
      <text:p text:style-name="P41">+ zrobie diagram przejść uml dla kolejnych kroków</text:p>
      <text:p text:style-name="P42">+ jakieś obrazki jeszcze się wklei</text:p>
      <text:p text:style-name="P43">- dużo tego nie bedzie, estymacja to około 5-6 stron przy dobrych wiatrach</text:p>
      <text:p text:style-name="P44"/>
      <text:p text:style-name="Standard"><text:span text:style-name="T45">Dołącze jeszcze przykładową dokumentacje do wzor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rzysztof Kowalik</dc:creator>
    <meta:creation-date>2009-04-16T11:32:00Z</meta:creation-date>
    <dc:date>2019-12-31T12:17:00Z</dc:date>
    <meta:template xlink:href="Normal" xlink:type="simple"/>
    <meta:editing-cycles>11</meta:editing-cycles>
    <meta:editing-duration>PT8700S</meta:editing-duration>
    <meta:user-defined meta:name="Info 1"/>
    <meta:user-defined meta:name="Info 2"/>
    <meta:user-defined meta:name="Info 3"/>
    <meta:user-defined meta:name="Info 4"/>
    <meta:document-statistic meta:page-count="2" meta:paragraph-count="11" meta:word-count="823" meta:character-count="5752" meta:row-count="41" meta:non-whitespace-character-count="4940"/>
  </office:meta>
</office:document-meta>
</file>